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ffff00" draw:fill="solid" draw:fill-color="#ffffcc" draw:textarea-horizontal-align="center" draw:textarea-vertical-align="middle"/>
    </style:style>
    <style:style style:name="gr3" style:family="graphic" style:parent-style-name="standard">
      <style:graphic-properties svg:stroke-color="#ffff00" draw:fill="solid" draw:fill-color="#ffcc99" draw:textarea-horizontal-align="center" draw:textarea-vertical-align="middle"/>
    </style:style>
    <style:style style:name="gr4" style:family="graphic" style:parent-style-name="standard">
      <style:graphic-properties svg:stroke-color="#ffff00" draw:fill="solid" draw:fill-color="#c5000b" draw:textarea-horizontal-align="center" draw:textarea-vertical-align="middle"/>
    </style:style>
    <style:style style:name="gr5" style:family="graphic" style:parent-style-name="standard">
      <style:graphic-properties svg:stroke-color="#008080" draw:fill="solid" draw:fill-color="#a9ffa8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svg:stroke-color="#ff0000" draw:textarea-horizontal-align="center" draw:textarea-vertical-align="middle"/>
    </style:style>
    <style:style style:name="gr7" style:family="graphic" style:parent-style-name="standard">
      <style:graphic-properties svg:stroke-color="#008000" draw:fill="solid" draw:fill-color="#7da647" draw:textarea-horizontal-align="justify" draw:textarea-vertical-align="middle" draw:auto-grow-height="false"/>
    </style:style>
    <style:style style:name="gr8" style:family="graphic" style:parent-style-name="standard">
      <style:graphic-properties svg:stroke-color="#808000" draw:fill="solid" draw:fill-color="#e6e64c" draw:textarea-horizontal-align="justify" draw:textarea-vertical-align="middle" draw:auto-grow-height="false"/>
    </style:style>
    <style:style style:name="gr9" style:family="graphic" style:parent-style-name="standard">
      <style:graphic-properties svg:stroke-width="0.1cm" svg:stroke-color="#00008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color="#008000" draw:fill="solid" draw:fill-color="#ffffcc" draw:textarea-horizontal-align="justify" draw:textarea-vertical-align="middle" draw:auto-grow-height="false"/>
    </style:style>
    <style:style style:name="gr12" style:family="graphic" style:parent-style-name="standard">
      <style:graphic-properties svg:stroke-width="0.1cm" svg:stroke-color="#00ae00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color="#008000" draw:fill="solid" draw:fill-color="#ffd320" draw:textarea-horizontal-align="justify" draw:textarea-vertical-align="middle" draw:auto-grow-height="false"/>
    </style:style>
    <style:style style:name="gr14" style:family="graphic" style:parent-style-name="standard">
      <style:graphic-properties svg:stroke-color="#008000" draw:fill="solid" draw:fill-color="#aecf00" draw:textarea-horizontal-align="justify" draw:textarea-vertical-align="middle" draw:auto-grow-height="false"/>
    </style:style>
    <style:style style:name="gr15" style:family="graphic" style:parent-style-name="standard">
      <style:graphic-properties svg:stroke-color="#ffff00" draw:fill="solid" draw:fill-color="#ffcc99" draw:opacity="50%" draw:textarea-horizontal-align="center" draw:textarea-vertical-align="middle" draw:shadow-opacity="50%"/>
    </style:style>
    <style:style style:name="gr16" style:family="graphic" style:parent-style-name="standard">
      <style:graphic-properties svg:stroke-width="0.2cm" svg:stroke-color="#0080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svg:stroke-width="0.2cm" svg:stroke-color="#0080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svg:stroke-color="#ffd320" draw:fill="solid" draw:fill-color="#ffcc99" draw:textarea-horizontal-align="justify" draw:textarea-vertical-align="middle" draw:auto-grow-height="false"/>
    </style:style>
    <style:style style:name="gr19" style:family="graphic" style:parent-style-name="standard">
      <style:graphic-properties svg:stroke-color="#808000" draw:fill="solid" draw:fill-color="#ffffcc" draw:textarea-horizontal-align="justify" draw:textarea-vertical-align="middle" draw:auto-grow-height="false"/>
    </style:style>
    <style:style style:name="gr20" style:family="graphic" style:parent-style-name="standard">
      <style:graphic-properties svg:stroke-color="#ffff00" draw:fill="solid" draw:fill-color="#ffd320" draw:textarea-horizontal-align="justify" draw:textarea-vertical-align="middle" draw:auto-grow-height="false"/>
    </style:style>
    <style:style style:name="gr21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svg:stroke-color="#008080" draw:textarea-horizontal-align="justify" draw:textarea-vertical-align="middle" draw:auto-grow-height="false"/>
    </style:style>
    <style:style style:name="gr23" style:family="graphic" style:parent-style-name="standard">
      <style:graphic-properties svg:stroke-color="#008000" draw:fill="solid" draw:fill-color="#47b8b8" draw:opacity="50%" draw:textarea-horizontal-align="center" draw:textarea-vertical-align="middle" draw:shadow-opacity="50%"/>
    </style:style>
    <style:style style:name="gr24" style:family="graphic" style:parent-style-name="standard">
      <style:graphic-properties svg:stroke-color="#800000" draw:textarea-horizontal-align="center" draw:textarea-vertical-align="middle"/>
    </style:style>
    <style:style style:name="gr25" style:family="graphic" style:parent-style-name="standard">
      <style:graphic-properties svg:stroke-color="#a9ffa8" draw:fill="solid" draw:fill-color="#aecf00" draw:textarea-horizontal-align="center" draw:textarea-vertical-align="middle"/>
    </style:style>
    <style:style style:name="gr2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Verdana" style:font-family-generic="swiss" style:font-pitch="variable" fo:font-weight="bold" style:font-weight-asian="bold" style:font-weight-complex="bold"/>
    </style:style>
    <style:style style:name="P3" style:family="paragraph">
      <style:paragraph-properties fo:text-align="center"/>
      <style:text-properties fo:color="#ffff00"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color="#ff0000"/>
    </style:style>
    <style:style style:name="P8" style:family="paragraph">
      <style:paragraph-properties fo:text-align="center"/>
      <style:text-properties fo:color="#ff0000" fo:font-weight="bold" style:font-weight-asian="bold" style:font-weight-complex="bol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color="#0066cc" fo:font-size="16pt" style:font-size-asian="16pt" style:font-size-complex="16pt"/>
    </style:style>
    <style:style style:name="P11" style:family="paragraph">
      <style:paragraph-properties fo:text-align="center"/>
      <style:text-properties fo:color="#0084d1" fo:font-size="16pt" style:font-size-asian="16pt" style:font-size-complex="16pt"/>
    </style:style>
    <style:style style:name="T1" style:family="text">
      <style:text-properties fo:font-family="Verdana" style:font-family-generic="swiss" style:font-pitch="variable" fo:font-weight="bold" style:font-weight-asian="bold" style:font-weight-complex="bold"/>
    </style:style>
    <style:style style:name="T2" style:family="text">
      <style:text-properties fo:color="#ffff00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0000"/>
    </style:style>
    <style:style style:name="T6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color="#0066cc" fo:font-size="16pt" fo:language="en" fo:country="US" fo:font-weight="bold" style:font-size-asian="16pt" style:language-asian="en" style:country-asian="US" style:font-size-complex="16pt" style:font-weight-complex="bold"/>
    </style:style>
    <style:style style:name="T10" style:family="text">
      <style:text-properties fo:color="#0084d1" fo:font-size="16pt" fo:language="en" fo:country="US" fo:font-weight="bold" style:font-size-asian="16pt" style:language-asian="en" style:country-asian="US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3.774cm" svg:height="1.783cm" svg:x="4.1cm" svg:y="2.2cm">
          <draw:text-box>
            <text:p text:style-name="P1"><text:span text:style-name="T1">Neurônio</text:span></text:p>
            <text:p text:style-name="P1"><text:span text:style-name="T1">Verbal</text:span></text:p>
          </draw:text-box>
        </draw:frame>
        <draw:g>
          <draw:rect draw:style-name="gr2" draw:text-style-name="P1" draw:layer="layout" svg:width="5cm" svg:height="1.5cm" svg:x="3.5cm" svg:y="14cm">
            <text:p text:style-name="P1">Significando 1</text:p>
          </draw:rect>
          <draw:rect draw:style-name="gr2" draw:text-style-name="P1" draw:layer="layout" svg:width="5cm" svg:height="1.5cm" svg:x="3.5cm" svg:y="10.7cm">
            <text:p text:style-name="P1">Significando 2</text:p>
          </draw:rect>
          <draw:rect draw:style-name="gr2" draw:text-style-name="P1" draw:layer="layout" svg:width="5cm" svg:height="1.5cm" svg:x="3.5cm" svg:y="7.6cm">
            <text:p text:style-name="P1">Significando 3</text:p>
          </draw:rect>
          <draw:rect draw:style-name="gr3" draw:text-style-name="P1" draw:layer="layout" svg:width="5cm" svg:height="1.5cm" svg:x="3.5cm" svg:y="12.4cm">
            <text:p text:style-name="P1">Significado 1</text:p>
          </draw:rect>
          <draw:rect draw:style-name="gr3" draw:text-style-name="P1" draw:layer="layout" svg:width="5cm" svg:height="1.5cm" svg:x="3.5cm" svg:y="9.1cm">
            <text:p text:style-name="P1">Significado 2</text:p>
          </draw:rect>
          <draw:rect draw:style-name="gr4" draw:text-style-name="P3" draw:layer="layout" svg:width="5cm" svg:height="1.5cm" svg:x="3.5cm" svg:y="4.5cm">
            <text:p text:style-name="P1"><text:span text:style-name="T2">Idéia</text:span></text:p>
          </draw:rect>
          <draw:rect draw:style-name="gr3" draw:text-style-name="P1" draw:layer="layout" svg:width="5cm" svg:height="1.5cm" svg:x="3.5cm" svg:y="6cm">
            <text:p text:style-name="P1">Significado 3</text:p>
          </draw:rect>
        </draw:g>
        <draw:rect draw:style-name="gr5" draw:text-style-name="P1" draw:layer="layout" svg:width="15cm" svg:height="8cm" svg:x="12cm" svg:y="4.5cm">
          <text:p/>
        </draw:rect>
        <draw:frame draw:style-name="gr1" draw:text-style-name="P4" draw:layer="layout" svg:width="11.043cm" svg:height="0.983cm" svg:x="14cm" svg:y="5cm">
          <draw:text-box>
            <text:p><text:span text:style-name="T3">Oração Verbal ou Locução adjetiva</text:span></text:p>
          </draw:text-box>
        </draw:frame>
        <draw:frame draw:style-name="gr1" draw:text-style-name="P5" draw:layer="layout" svg:width="5.582cm" svg:height="1.216cm" svg:x="12.5cm" svg:y="3.5cm">
          <draw:text-box>
            <text:p><text:span text:style-name="T4">Significando</text:span></text:p>
          </draw:text-box>
        </draw:frame>
        <draw:line draw:style-name="gr6" draw:text-style-name="P1" draw:layer="layout" svg:x1="19cm" svg:y1="6cm" svg:x2="19cm" svg:y2="12cm">
          <text:p/>
        </draw:line>
        <draw:frame draw:style-name="gr1" draw:layer="layout" svg:width="2.437cm" svg:height="0.963cm" svg:x="13.5cm" svg:y="7cm">
          <draw:text-box>
            <text:p>Sujeito</text:p>
          </draw:text-box>
        </draw:frame>
        <draw:frame draw:style-name="gr1" draw:layer="layout" svg:width="4.795cm" svg:height="0.963cm" svg:x="13.5cm" svg:y="8.2cm">
          <draw:text-box>
            <text:p>Locução verbal</text:p>
          </draw:text-box>
        </draw:frame>
        <draw:frame draw:style-name="gr1" draw:layer="layout" svg:width="2.686cm" svg:height="0.963cm" svg:x="13.5cm" svg:y="9.7cm">
          <draw:text-box>
            <text:p>Objetos</text:p>
          </draw:text-box>
        </draw:frame>
        <draw:frame draw:style-name="gr1" draw:layer="layout" svg:width="6.945cm" svg:height="0.963cm" svg:x="20cm" svg:y="7cm">
          <draw:text-box>
            <text:p>Pronome relativo (que)</text:p>
          </draw:text-box>
        </draw:frame>
        <draw:frame draw:style-name="gr1" draw:layer="layout" svg:width="4.795cm" svg:height="0.963cm" svg:x="19.9cm" svg:y="8.4cm">
          <draw:text-box>
            <text:p>Locução verbal</text:p>
          </draw:text-box>
        </draw:frame>
        <draw:frame draw:style-name="gr1" draw:layer="layout" svg:width="2.686cm" svg:height="0.963cm" svg:x="19.9cm" svg:y="9.701cm">
          <draw:text-box>
            <text:p>Objetos</text:p>
          </draw:text-box>
        </draw:frame>
        <draw:frame draw:style-name="gr1" draw:layer="layout" svg:width="5.37cm" svg:height="0.983cm" svg:x="20.378cm" svg:y="13cm">
          <draw:text-box>
            <text:p>O sujeito é o<text:span text:style-name="T3"> que</text:span></text:p>
          </draw:text-box>
        </draw:frame>
      </draw:page>
      <draw:page draw:name="page2" draw:style-name="dp1" draw:master-page-name="Padrão">
        <draw:frame draw:style-name="gr1" draw:text-style-name="P2" draw:layer="layout" svg:width="3.592cm" svg:height="1.783cm" svg:x="4.1cm" svg:y="2.2cm">
          <draw:text-box>
            <text:p text:style-name="P1"><text:span text:style-name="T1">Pilha de</text:span><text:span text:style-name="T1"><text:line-break/></text:span><text:span text:style-name="T1">Memória</text:span></text:p>
          </draw:text-box>
        </draw:frame>
        <draw:g>
          <draw:rect draw:style-name="gr2" draw:text-style-name="P1" draw:layer="layout" svg:width="5cm" svg:height="1.5cm" svg:x="3.5cm" svg:y="14cm">
            <text:p text:style-name="P1">Significando 1</text:p>
          </draw:rect>
          <draw:rect draw:style-name="gr2" draw:text-style-name="P1" draw:layer="layout" svg:width="5cm" svg:height="1.5cm" svg:x="3.5cm" svg:y="10.7cm">
            <text:p text:style-name="P1">Significando 2</text:p>
          </draw:rect>
          <draw:rect draw:style-name="gr2" draw:text-style-name="P1" draw:layer="layout" svg:width="5cm" svg:height="1.5cm" svg:x="3.5cm" svg:y="7.6cm">
            <text:p text:style-name="P1">Significando 3</text:p>
          </draw:rect>
          <draw:rect draw:style-name="gr3" draw:text-style-name="P1" draw:layer="layout" svg:width="5cm" svg:height="1.5cm" svg:x="3.5cm" svg:y="12.4cm">
            <text:p text:style-name="P1">Significado 1</text:p>
          </draw:rect>
          <draw:rect draw:style-name="gr3" draw:text-style-name="P1" draw:layer="layout" svg:width="5cm" svg:height="1.5cm" svg:x="3.5cm" svg:y="9.1cm">
            <text:p text:style-name="P1">Significado 2</text:p>
          </draw:rect>
          <draw:rect draw:style-name="gr4" draw:text-style-name="P3" draw:layer="layout" svg:width="5cm" svg:height="1.5cm" svg:x="3.5cm" svg:y="4.5cm">
            <text:p text:style-name="P1"><text:span text:style-name="T2">Idéia</text:span></text:p>
          </draw:rect>
          <draw:rect draw:style-name="gr3" draw:text-style-name="P1" draw:layer="layout" svg:width="5cm" svg:height="1.5cm" svg:x="3.5cm" svg:y="6cm">
            <text:p text:style-name="P1">Significado 3</text:p>
          </draw:rect>
        </draw:g>
        <draw:frame draw:style-name="gr1" draw:layer="layout" svg:width="13.913cm" svg:height="5.726cm" svg:x="8.587cm" svg:y="5.954cm">
          <draw:text-box>
            <text:p>A empresa <text:span text:style-name="T5">Tepco</text:span> (Tokyo Electric Power),<text:line-break/>operadora da <text:span text:style-name="T5">usina nuclear de Fukushima</text:span>,<text:line-break/>começou nesta segunda-feira (4) a lançar<text:line-break/>ao Oceano Pacífico cerca de 11,5 mil toneladas<text:line-break/>de <text:span text:style-name="T5">água radioativa</text:span> procedente da central.<text:line-break/><text:line-break/><text:span text:style-name="T6">O objetivo é facilitar as tarefas dos funcionários</text:span><text:span text:style-name="T6"><text:line-break/></text:span><text:span text:style-name="T6">que tentam evitar uma catástrofe ainda maior.</text:span></text:p>
          </draw:text-box>
        </draw:frame>
        <draw:g>
          <draw:rect draw:style-name="gr2" draw:text-style-name="P1" draw:layer="layout" svg:width="5cm" svg:height="1.5cm" svg:x="22.5cm" svg:y="13.2cm">
            <text:p text:style-name="P1">TEPCO</text:p>
          </draw:rect>
          <draw:rect draw:style-name="gr2" draw:text-style-name="P6" draw:layer="layout" svg:width="5cm" svg:height="1.5cm" svg:x="22.5cm" svg:y="10.2cm">
            <text:p text:style-name="P1"><text:span text:style-name="T7">Usina Nuclear</text:span><text:span text:style-name="T7"><text:line-break/></text:span><text:span text:style-name="T7">de Fukushima</text:span></text:p>
          </draw:rect>
          <draw:rect draw:style-name="gr2" draw:text-style-name="P1" draw:layer="layout" svg:width="5cm" svg:height="1.5cm" svg:x="22.5cm" svg:y="7.1cm">
            <text:p text:style-name="P1">Água radioativa</text:p>
          </draw:rect>
          <draw:rect draw:style-name="gr3" draw:text-style-name="P7" draw:layer="layout" svg:width="5cm" svg:height="1.5cm" svg:x="22.5cm" svg:y="11.6cm">
            <text:p text:style-name="P1"><text:span text:style-name="T5">Uma Empresa</text:span></text:p>
          </draw:rect>
          <draw:rect draw:style-name="gr3" draw:text-style-name="P7" draw:layer="layout" svg:width="5cm" svg:height="1.5cm" svg:x="22.5cm" svg:y="8.6cm">
            <text:p text:style-name="P1"><text:span text:style-name="T5">Usina Nuclear</text:span></text:p>
          </draw:rect>
          <draw:rect draw:style-name="gr4" draw:text-style-name="P3" draw:layer="layout" svg:width="5cm" svg:height="1.5cm" svg:x="22.5cm" svg:y="4cm">
            <text:p text:style-name="P1"><text:span text:style-name="T2">Idéia</text:span></text:p>
          </draw:rect>
          <draw:rect draw:style-name="gr3" draw:text-style-name="P7" draw:layer="layout" svg:width="5cm" svg:height="1.5cm" svg:x="22.5cm" svg:y="5.5cm">
            <text:p text:style-name="P1"><text:span text:style-name="T5">Radiação</text:span></text:p>
          </draw:rect>
        </draw:g>
      </draw:page>
      <draw:page draw:name="page3" draw:style-name="dp1" draw:master-page-name="Padrão">
        <draw:custom-shape draw:style-name="gr7" draw:text-style-name="P1" xml:id="id2" draw:id="id2" draw:layer="layout" svg:width="5.036cm" svg:height="5.036cm" draw:transform="rotate (0.0109955742875622) translate (10.481cm 3.019cm)">
          <text:p text:style-name="P1">Cima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xml:id="id1" draw:id="id1" draw:layer="layout" svg:width="4.8cm" svg:height="4.8cm" svg:x="10.5cm" svg:y="12.7cm">
          <text:p text:style-name="P1">Baixo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9" draw:text-style-name="P1" draw:layer="layout" svg:x1="12.3cm" svg:y1="13.9cm" svg:x2="12.423cm" svg:y2="8.034cm" draw:start-shape="id1" draw:start-glue-point="5" draw:end-shape="id2" draw:end-glue-point="7" svg:d="m12300 13900v-3522h123v-2344">
          <text:p text:style-name="P1">Subir</text:p>
        </draw:connector>
        <draw:connector draw:style-name="gr10" draw:text-style-name="P7" draw:layer="layout" draw:line-skew="-1.11cm" svg:x1="13.054cm" svg:y1="8.027cm" svg:x2="13.5cm" svg:y2="12.7cm" draw:start-shape="id2" draw:end-shape="id1" draw:end-glue-point="4" svg:d="m13054 8027v1241h446v3432">
          <text:p text:style-name="P1"><text:span text:style-name="T5">Descer</text:span></text:p>
        </draw:connector>
        <draw:custom-shape draw:style-name="gr11" draw:text-style-name="P1" xml:id="id3" draw:id="id3" draw:layer="layout" svg:width="5.036cm" svg:height="5.036cm" draw:transform="rotate (0.0109955742875622) translate (5.5cm 8.464cm)">
          <text:p text:style-name="P1">Esquerda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" xml:id="id4" draw:id="id4" draw:layer="layout" svg:width="5.036cm" svg:height="5.036cm" draw:transform="rotate (0.0109955742875622) translate (19.5cm 8.464cm)">
          <text:p text:style-name="P1">Direita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2" draw:text-style-name="P1" draw:layer="layout" svg:x1="9.31cm" svg:y1="11.569cm" svg:x2="19.533cm" svg:y2="11.611cm" draw:start-shape="id3" draw:start-glue-point="8" draw:end-shape="id4" draw:end-glue-point="6" svg:d="m9310 11569h5736v42h4487">
          <text:p text:style-name="P1">Virar</text:p>
        </draw:connector>
        <draw:custom-shape draw:style-name="gr13" draw:text-style-name="P1" xml:id="id6" draw:id="id6" draw:layer="layout" svg:width="2.969cm" svg:height="2.969cm" draw:transform="rotate (0.0109955742875622) translate (12.999cm 12.531cm)">
          <text:p text:style-name="P1">Frente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1" xml:id="id5" draw:id="id5" draw:layer="layout" svg:width="2.969cm" svg:height="2.969cm" draw:transform="rotate (0.0109955742875622) translate (21cm 3.033cm)">
          <text:p text:style-name="P1">Trás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0" draw:text-style-name="P1" draw:layer="layout" draw:type="line" svg:x1="22.12cm" svg:y1="3.761cm" svg:x2="14.854cm" svg:y2="12.509cm" draw:start-shape="id5" draw:start-glue-point="5" draw:end-shape="id6" draw:end-glue-point="4" svg:d="m22120 3761-7266 8748">
          <text:p text:style-name="P1">Avançar</text:p>
        </draw:connector>
        <draw:connector draw:style-name="gr10" draw:text-style-name="P7" draw:layer="layout" draw:type="line" svg:x1="15.984cm" svg:y1="13.982cm" svg:x2="22.144cm" svg:y2="5.989cm" draw:start-shape="id6" draw:end-shape="id5" draw:end-glue-point="7" svg:d="m15984 13982 6160-7993">
          <text:p text:style-name="P1"><text:span text:style-name="T5">Recuar</text:span></text:p>
        </draw:connector>
      </draw:page>
      <draw:page draw:name="page4" draw:style-name="dp1" draw:master-page-name="Padrão">
        <draw:g xml:id="id7" draw:id="id7">
          <draw:custom-shape draw:style-name="gr14" draw:text-style-name="P1" draw:layer="layout" svg:width="3.15cm" svg:height="2.52cm" svg:x="6.75cm" svg:y="9.35cm">
            <text:p text:style-name="P1">Ideia 1</text:p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15" draw:text-style-name="P6" draw:layer="layout" svg:width="2.8cm" svg:height="0.84cm" svg:x="6.75cm" svg:y="9cm">
            <text:p text:style-name="P1"><text:span text:style-name="T7">Significado 1</text:span></text:p>
          </draw:rect>
          <draw:rect draw:style-name="gr15" draw:text-style-name="P6" draw:layer="layout" svg:width="2.8cm" svg:height="0.84cm" svg:x="5cm" svg:y="11.45cm">
            <text:p text:style-name="P1"><text:span text:style-name="T7">Significado 2</text:span></text:p>
          </draw:rect>
          <draw:rect draw:style-name="gr15" draw:text-style-name="P6" draw:layer="layout" svg:width="2.8cm" svg:height="0.84cm" svg:x="9.2cm" svg:y="11.45cm">
            <text:p text:style-name="P1"><text:span text:style-name="T7">Significado 3</text:span></text:p>
          </draw:rect>
        </draw:g>
        <draw:g xml:id="id8" draw:id="id8">
          <draw:custom-shape draw:style-name="gr14" draw:text-style-name="P1" draw:layer="layout" svg:width="3.098cm" svg:height="2.478cm" svg:x="20.338cm" svg:y="9.344cm">
            <text:p text:style-name="P1">Ideia 2</text:p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15" draw:text-style-name="P6" draw:layer="layout" svg:width="2.753cm" svg:height="0.827cm" svg:x="20.338cm" svg:y="9cm">
            <text:p text:style-name="P1"><text:span text:style-name="T7">Significado 1</text:span></text:p>
          </draw:rect>
          <draw:rect draw:style-name="gr15" draw:text-style-name="P6" draw:layer="layout" svg:width="2.754cm" svg:height="0.827cm" svg:x="18.618cm" svg:y="11.408cm">
            <text:p text:style-name="P1"><text:span text:style-name="T7">Significado 2</text:span></text:p>
          </draw:rect>
          <draw:rect draw:style-name="gr15" draw:text-style-name="P6" draw:layer="layout" svg:width="2.753cm" svg:height="0.827cm" svg:x="22.747cm" svg:y="11.408cm">
            <text:p text:style-name="P1"><text:span text:style-name="T7">Significado 3</text:span></text:p>
          </draw:rect>
        </draw:g>
        <draw:connector draw:style-name="gr16" draw:text-style-name="P1" draw:layer="layout" svg:x1="12cm" svg:y1="10.645cm" svg:x2="18.618cm" svg:y2="10.617cm" draw:start-shape="id7" draw:end-shape="id8" draw:end-glue-point="3" svg:d="m12000 10645h3299v-28h3319">
          <text:p/>
        </draw:connector>
      </draw:page>
      <draw:page draw:name="page5" draw:style-name="dp1" draw:master-page-name="Padrão">
        <draw:g xml:id="id9" draw:id="id9">
          <draw:custom-shape draw:style-name="gr14" draw:text-style-name="P1" draw:layer="layout" svg:width="3.15cm" svg:height="2.52cm" svg:x="6.75cm" svg:y="9.35cm">
            <text:p text:style-name="P1">Tele</text:p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15" draw:text-style-name="P6" draw:layer="layout" svg:width="2.8cm" svg:height="0.84cm" svg:x="6.75cm" svg:y="9cm">
            <text:p text:style-name="P1"><text:span text:style-name="T7">Distância</text:span></text:p>
          </draw:rect>
          <draw:rect draw:style-name="gr15" draw:text-style-name="P6" draw:layer="layout" svg:width="2.8cm" svg:height="0.84cm" svg:x="5cm" svg:y="11.45cm">
            <text:p text:style-name="P1"><text:span text:style-name="T7">Percorrer</text:span></text:p>
          </draw:rect>
          <draw:rect draw:style-name="gr15" draw:text-style-name="P6" draw:layer="layout" svg:width="2.8cm" svg:height="0.84cm" svg:x="9.2cm" svg:y="11.45cm">
            <text:p text:style-name="P1"><text:span text:style-name="T7">Longe</text:span></text:p>
          </draw:rect>
        </draw:g>
        <draw:g xml:id="id10" draw:id="id10">
          <draw:custom-shape draw:style-name="gr14" draw:text-style-name="P1" draw:layer="layout" svg:width="3.098cm" svg:height="2.478cm" svg:x="20.338cm" svg:y="9.344cm">
            <text:p text:style-name="P1">fonia</text:p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15" draw:text-style-name="P6" draw:layer="layout" svg:width="2.753cm" svg:height="0.827cm" svg:x="20.338cm" svg:y="9cm">
            <text:p text:style-name="P1"><text:span text:style-name="T7">Falar</text:span></text:p>
          </draw:rect>
          <draw:rect draw:style-name="gr15" draw:text-style-name="P6" draw:layer="layout" svg:width="2.754cm" svg:height="0.827cm" svg:x="18.618cm" svg:y="11.408cm">
            <text:p text:style-name="P1"><text:span text:style-name="T7">Comunicar</text:span></text:p>
          </draw:rect>
          <draw:rect draw:style-name="gr15" draw:text-style-name="P6" draw:layer="layout" svg:width="2.753cm" svg:height="0.827cm" svg:x="22.747cm" svg:y="11.408cm">
            <text:p text:style-name="P1"><text:span text:style-name="T7">Som</text:span></text:p>
          </draw:rect>
        </draw:g>
        <draw:connector draw:style-name="gr17" draw:text-style-name="P8" draw:layer="layout" svg:x1="12cm" svg:y1="10.645cm" svg:x2="18.618cm" svg:y2="10.617cm" draw:start-shape="id9" draw:end-shape="id10" draw:end-glue-point="3" svg:d="m12000 10645h3309v-28h3309">
          <text:p text:style-name="P1"><text:span text:style-name="T8">Falar à</text:span><text:span text:style-name="T8"><text:line-break/></text:span><text:span text:style-name="T8">distância</text:span></text:p>
        </draw:connector>
      </draw:page>
      <draw:page draw:name="page6" draw:style-name="dp1" draw:master-page-name="Padrão">
        <draw:custom-shape draw:style-name="gr18" draw:text-style-name="P9" draw:layer="layout" svg:width="7.5cm" svg:height="1.5cm" svg:x="8.25cm" svg:y="2.5cm">
          <text:p text:style-name="P1"><text:span text:style-name="T3">Economia Globalizada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6.5cm" svg:height="1.5cm" svg:x="4.3cm" svg:y="8.2cm">
          <text:p text:style-name="P1"><text:span text:style-name="T9">Mudanças</text:span></text:p>
          <text:p text:style-name="P1"><text:span text:style-name="T9">tecnológic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layer="layout" svg:width="7.3cm" svg:height="1.5cm" svg:x="13cm" svg:y="8.2cm">
          <text:p text:style-name="P1"><text:span text:style-name="T10">Demanda acelerada de</text:span><text:span text:style-name="T10"><text:line-break/></text:span><text:span text:style-name="T10">tecnologias da inform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draw:layer="layout" svg:width="5cm" svg:height="1.5cm" svg:x="9.5cm" svg:y="5.5cm">
          <text:p text:style-name="P1"><text:span text:style-name="T8">característic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" draw:layer="layout" svg:x1="12cm" svg:y1="4cm" svg:x2="12cm" svg:y2="5.5cm" svg:d="m12000 4000v1500">
          <text:p/>
        </draw:connector>
        <draw:connector draw:style-name="gr21" draw:text-style-name="P1" draw:layer="layout" svg:x1="10.232cm" svg:y1="6.781cm" svg:x2="7.55cm" svg:y2="8.2cm" svg:d="m10232 6781v819h-2682v600">
          <text:p/>
        </draw:connector>
        <draw:connector draw:style-name="gr21" draw:text-style-name="P1" draw:layer="layout" svg:x1="13.768cm" svg:y1="6.781cm" svg:x2="16.75cm" svg:y2="8.2cm" svg:d="m13768 6781v819h2982v600">
          <text:p/>
        </draw:connector>
        <draw:custom-shape draw:style-name="gr22" draw:text-style-name="P9" draw:layer="layout" svg:width="1.5cm" svg:height="1.5cm" svg:x="11.2cm" svg:y="1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xml:id="id11" draw:id="id11" draw:layer="layout" svg:width="7.5cm" svg:height="1.5cm" svg:x="8.25cm" svg:y="12.2cm">
          <text:p text:style-name="P1"><text:span text:style-name="T3">Mudanças Tecnológicas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1.5cm" svg:height="1.5cm" svg:x="11.2cm" svg:y="10.7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xml:id="id12" draw:id="id12" draw:layer="layout" svg:width="5cm" svg:height="1.5cm" svg:x="9.5cm" svg:y="14.4cm">
          <text:p text:style-name="P1"><text:span text:style-name="T8">tip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3" draw:id="id13" draw:layer="layout" svg:width="4.2cm" svg:height="1.5cm" svg:x="4.3cm" svg:y="17.1cm">
          <text:p text:style-name="P1"><text:span text:style-name="T9">Técnic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0" xml:id="id14" draw:id="id14" draw:layer="layout" svg:width="5.2cm" svg:height="1.5cm" svg:x="9.4cm" svg:y="17.1cm">
          <text:p text:style-name="P1"><text:span text:style-name="T9">organizaciona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0" xml:id="id15" draw:id="id15" draw:layer="layout" svg:width="5.2cm" svg:height="1.5cm" svg:x="15.6cm" svg:y="17.1cm">
          <text:p text:style-name="P1"><text:span text:style-name="T9">desenhos</text:span></text:p>
          <text:p text:style-name="P1"><text:span text:style-name="T9">instituciona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svg:x1="12cm" svg:y1="13.7cm" svg:x2="12cm" svg:y2="14.4cm" draw:start-shape="id11" draw:start-glue-point="2" draw:end-shape="id12" draw:end-glue-point="4" svg:d="m12000 13700v700">
          <text:p/>
        </draw:connector>
        <draw:connector draw:style-name="gr21" draw:text-style-name="P1" draw:layer="layout" svg:x1="10.232cm" svg:y1="15.681cm" svg:x2="6.4cm" svg:y2="17.1cm" draw:start-shape="id12" draw:start-glue-point="7" draw:end-shape="id13" svg:d="m10232 15681v819h-3832v600">
          <text:p/>
        </draw:connector>
        <draw:connector draw:style-name="gr21" draw:text-style-name="P1" draw:layer="layout" svg:x1="12cm" svg:y1="15.9cm" svg:x2="12cm" svg:y2="17.1cm" draw:start-shape="id12" draw:start-glue-point="8" draw:end-shape="id14" draw:end-glue-point="0" svg:d="m12000 15900v1200">
          <text:p/>
        </draw:connector>
        <draw:connector draw:style-name="gr21" draw:text-style-name="P1" draw:layer="layout" svg:x1="13.768cm" svg:y1="15.681cm" svg:x2="18.2cm" svg:y2="17.1cm" draw:start-shape="id12" draw:start-glue-point="9" draw:end-shape="id15" draw:end-glue-point="0" svg:d="m13768 15681v819h4432v600">
          <text:p/>
        </draw:connector>
      </draw:page>
      <draw:page draw:name="page7" draw:style-name="dp1" draw:master-page-name="Padrão">
        <draw:custom-shape draw:style-name="gr18" draw:text-style-name="P9" xml:id="id16" draw:id="id16" draw:layer="layout" svg:width="5.25cm" svg:height="1.5cm" svg:x="9.35cm" svg:y="2.5cm">
          <text:p text:style-name="P1"><text:span text:style-name="T3">Economia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1.5cm" svg:height="1.5cm" svg:x="11.2cm" svg:y="1cm">
          <text:p text:style-name="P1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8" draw:id="id18" draw:layer="layout" svg:width="6.5cm" svg:height="1.5cm" svg:x="4.3cm" svg:y="7.5cm">
          <text:p text:style-name="P1"><text:span text:style-name="T9">Conheci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xml:id="id19" draw:id="id19" draw:layer="layout" svg:width="7.3cm" svg:height="1.5cm" svg:x="13cm" svg:y="7.5cm">
          <text:p text:style-name="P1"><text:span text:style-name="T10">Inov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xml:id="id17" draw:id="id17" draw:layer="layout" svg:width="5cm" svg:height="1.5cm" svg:x="9.5cm" svg:y="4.8cm">
          <text:p text:style-name="P1"><text:span text:style-name="T8">ba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" draw:layer="layout" svg:x1="11.975cm" svg:y1="4cm" svg:x2="12cm" svg:y2="4.8cm" draw:start-shape="id16" draw:start-glue-point="2" draw:end-shape="id17" draw:end-glue-point="4" svg:d="m11975 4000v400h25v400">
          <text:p/>
        </draw:connector>
        <draw:connector draw:style-name="gr21" draw:text-style-name="P1" draw:layer="layout" svg:x1="10.232cm" svg:y1="6.081cm" svg:x2="7.55cm" svg:y2="7.5cm" draw:start-shape="id17" draw:start-glue-point="7" draw:end-shape="id18" draw:end-glue-point="0" svg:d="m10232 6081v819h-2682v600">
          <text:p/>
        </draw:connector>
        <draw:connector draw:style-name="gr21" draw:text-style-name="P1" draw:layer="layout" svg:x1="13.768cm" svg:y1="6.081cm" svg:x2="16.65cm" svg:y2="7.5cm" draw:start-shape="id17" draw:start-glue-point="9" draw:end-shape="id19" svg:d="m13768 6081v819h2882v600">
          <text:p/>
        </draw:connector>
      </draw:page>
      <draw:page draw:name="page8" draw:style-name="dp1" draw:master-page-name="Padrão">
        <draw:rect draw:style-name="gr23" draw:text-style-name="P1" xml:id="id24" draw:id="id24" draw:layer="layout" svg:width="7.46cm" svg:height="5cm" svg:x="13.5cm" svg:y="9.919cm">
          <text:p/>
        </draw:rect>
        <draw:custom-shape draw:style-name="gr18" draw:text-style-name="P9" xml:id="id23" draw:id="id23" draw:layer="layout" svg:width="5.25cm" svg:height="1.5cm" svg:x="9.35cm" svg:y="2.5cm">
          <text:p text:style-name="P1"><text:span text:style-name="T3">Babilônia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1.5cm" svg:height="1.5cm" svg:x="11.2cm" svg:y="1cm">
          <text:p text:style-name="P1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21" draw:id="id21" draw:layer="layout" svg:width="3cm" svg:height="1.5cm" svg:x="5.5cm" svg:y="7.5cm">
          <text:p text:style-name="P1"><text:span text:style-name="T9">An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xml:id="id22" draw:id="id22" draw:layer="layout" svg:width="3.5cm" svg:height="1.5cm" svg:x="15.5cm" svg:y="7.5cm">
          <text:p text:style-name="P1"><text:span text:style-name="T10">Depo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xml:id="id20" draw:id="id20" draw:layer="layout" svg:width="5cm" svg:height="1.5cm" svg:x="9.5cm" svg:y="4.8cm">
          <text:p text:style-name="P1"><text:span text:style-name="T8">context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" draw:layer="layout" svg:x1="10.232cm" svg:y1="6.081cm" svg:x2="7cm" svg:y2="7.5cm" draw:start-shape="id20" draw:start-glue-point="7" draw:end-shape="id21" draw:end-glue-point="0" svg:d="m10232 6081v819h-3232v600">
          <text:p/>
        </draw:connector>
        <draw:connector draw:style-name="gr21" draw:text-style-name="P1" draw:layer="layout" svg:x1="13.768cm" svg:y1="6.081cm" svg:x2="17.25cm" svg:y2="7.5cm" draw:start-shape="id20" draw:start-glue-point="9" draw:end-shape="id22" svg:d="m13768 6081v819h3482v600">
          <text:p/>
        </draw:connector>
        <draw:connector draw:style-name="gr24" draw:text-style-name="P1" draw:layer="layout" svg:x1="11.975cm" svg:y1="4cm" svg:x2="12cm" svg:y2="4.8cm" draw:start-shape="id23" draw:start-glue-point="2" draw:end-shape="id20" draw:end-glue-point="4" svg:d="m11975 4000v400h25v400">
          <text:p/>
        </draw:connector>
        <draw:rect draw:style-name="gr25" draw:text-style-name="P9" draw:layer="layout" svg:width="6.5cm" svg:height="1cm" svg:x="14.1cm" svg:y="10.5cm">
          <text:p text:style-name="P1"><text:span text:style-name="T3">UPP</text:span></text:p>
        </draw:rect>
        <draw:rect draw:style-name="gr25" draw:text-style-name="P9" draw:layer="layout" svg:width="6.5cm" svg:height="1cm" svg:x="14.1cm" svg:y="11.9cm">
          <text:p text:style-name="P1"><text:span text:style-name="T3">Pracinha</text:span></text:p>
        </draw:rect>
        <draw:rect draw:style-name="gr25" draw:text-style-name="P9" draw:layer="layout" svg:width="6.5cm" svg:height="1cm" svg:x="14.1cm" svg:y="13.3cm">
          <text:p text:style-name="P1"><text:span text:style-name="T3">Praça de Esportes</text:span></text:p>
        </draw:rect>
        <draw:connector draw:style-name="gr26" draw:text-style-name="P1" draw:layer="layout" svg:x1="17.25cm" svg:y1="9cm" svg:x2="17.23cm" svg:y2="9.919cm" draw:start-shape="id22" draw:start-glue-point="2" draw:end-shape="id24" draw:end-glue-point="0" svg:d="m17250 9000v460h-20v4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ernardo Meyer</meta:initial-creator>
    <meta:creation-date>2010-12-13T14:46:49.23</meta:creation-date>
    <dc:date>2011-04-05T08:34:57.84</dc:date>
    <meta:editing-duration>PT11H4M42S</meta:editing-duration>
    <meta:editing-cycles>27</meta:editing-cycles>
    <meta:generator>BrOffice/3.3$Win32 LibreOffice_project/330m19$Build-8</meta:generator>
    <meta:document-statistic meta:object-count="110"/>
  </office:meta>
</office:document-meta>
</file>